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keep-with-next="always"/>
      <style:text-properties style:font-name="Liberation Sans" style:font-name-asian="Noto Sans CJK SC" style:font-name-complex="Arial Unicode MS"/>
    </style:style>
    <style:style style:name="P2" style:family="paragraph" style:parent-style-name="Text_20_body">
      <style:text-properties style:font-name="Liberation Sans" style:font-name-asian="Noto Sans CJK SC" style:font-name-complex="Arial Unicode MS"/>
    </style:style>
    <style:style style:name="P3" style:family="paragraph" style:parent-style-name="Standard">
      <style:text-properties officeooo:paragraph-rsid="000a65b8"/>
    </style:style>
    <style:style style:name="T1" style:family="text">
      <style:text-properties officeooo:rsid="000a65b8"/>
    </style:style>
    <style:style style:name="T2" style:family="text">
      <style:text-properties fo:font-family="'Liberation Serif'" style:font-family-generic="roman" officeooo:rsid="000a65b8" style:font-family-asian="'Liberation Serif'" style:font-family-generic-asian="roman" style:font-family-complex="'Liberation Serif'" style:font-family-generic-complex="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锂电版冲浪器产品开发文档 V1.0</text:h>
      <text:p text:style-name="Standard">编制日期：2025-10-09</text:p>
      <text:p text:style-name="Standard">项目负责人：张宏</text:p>
      <text:h text:style-name="Heading_20_2" text:outline-level="2" text:is-list-header="true">一、项目概述</text:h>
      <text:p text:style-name="Standard">产品目标：定位为泳池环境内的轻量电动冲浪助推装置，支持五档推进，拆装便携，满足家庭与泳池俱乐部租赁需求。</text:p>
      <text:p text:style-name="Standard">核心卖点：锂电模块可快拆快换，流道与螺旋桨提供稳定推力输出，安全设计覆盖儿童与成人使用。</text:p>
      <text:p text:style-name="Standard">关键里程碑：概念设计（T0+1 个月）、样机验证（T0+3）、小试生产（T0+6）、量产爬坡（T0+9）。</text:p>
      <text:h text:style-name="Heading_20_2" text:outline-level="2">二、产品定位与使用场景</text:h>
      <text:p text:style-name="Standard">用户画像：家庭泳池娱乐、出租屋或度假村配套、青少年水上训练、康复辅助。</text:p>
      <text:p text:style-name="Standard">使用情境：1）1.2–1.5m 深私人泳池自由游玩；2）儿童借助浮具体验冲浪助推；3）私教训练中提供辅助推力；4）户外水域（湖泊缓流区）进行水上漫游。</text:p>
      <text:p text:style-name="Standard">竞争对标：相比水下推进器强调高流量与安全格栅，相比充气板电动附件强调快换电池与结构刚性。</text:p>
      <text:h text:style-name="Heading_20_2" text:outline-level="2">三、总体设计方案</text:h>
      <text:p text:style-name="Standard">系统构成：推进系统（螺旋桨与导流罩）、动力系统（无刷直流电机与行星减速）、电池与管理系统（48V 锂电模组与 BMS）、电控系统（MCU、功率驱动与档位控制）、结构外壳系统（载荷骨架、密封件与浮力模块）、人机交互系统（握把、档位按键与状态指示）。</text:p>
      <text:p text:style-name="Standard">设计原则：模块化、IP69 防护、水中稳定性、维护便利性。</text:p>
      <text:h text:style-name="Heading_20_2" text:outline-level="2">四、主要技术参数</text:h>
      <text:p text:style-name="Standard">尺寸重量：整机 780×320×180mm，干重 ≤14kg，最大浮力 18kgf。</text:p>
      <text:p text:style-name="Standard">动力性能：叶轮直径 146mm，五档转速 1200/1400/1600/1800/1900rpm，对应推力 120/170/210/240/260N，最大流量 ≥230m³/h。</text:p>
      <text:p text:style-name="Standard">电池参数：48V/25Ah（1.2kWh），倍率 2C，续航 60–90 分钟，快充时间 2.5 小时。</text:p>
      <text:p text:style-name="Standard">噪声与振动：水下噪声 ≤60dB@1m，振动位移 ≤0.8mm。</text:p>
      <text:p text:style-name="Standard">防护等级：主机 IP69K，控制按键 IP68，工作温度 0–45℃。</text:p>
      <text:h text:style-name="Heading_20_2" text:outline-level="2">五、结构与材料设计</text:h>
      <text:p text:style-name="Standard">外壳：ASA 注塑加强筋设计，双层结构，中空嵌入发泡 EVA 浮力块。</text:p>
      <text:p text:style-name="Standard">螺旋桨：玻纤增强 PPO 一体注塑，后加工动平衡。</text:p>
      <text:p text:style-name="Standard">电机座与传动轴：6061-T6 铝合金 CNC 加工并阳极硬化处理。</text:p>
      <text:p text:style-name="Standard">金属件：承力支架与紧固件采用 316L，不锈钢螺纹表面镀 PTFE 防卡。</text:p>
      <text:p text:style-name="Standard">密封：主舱使用 NBR O 形圈，轴端双机械密封加润滑脂腔，显示窗使用 PC 材料并做 UV 涂层。</text:p>
      <text:p text:style-name="Standard">防腐：外壳喷漆加抗 UV 清漆，金属裸露面喷聚脲或粉末涂层。</text:p>
      <text:h text:style-name="Heading_20_2" text:outline-level="2">六、流体力学设计</text:h>
      <text:p text:style-name="Standard">导流罩：仿生鱼尾外形，入口 S 形收缩降低分离，出口 5° 扩压以提升效率。</text:p>
      <text:p text:style-name="Standard">螺旋桨：三叶后掠设计，采用 NACA63 系列翼型，经 CFD（k-ω SST）优化三档工况。</text:p>
      <text:p text:style-name="Standard">仿真验证：在 ANSYS Fluent 中模拟，流量曲线与推力误差小于 5%，并验证气蚀余量。</text:p>
      <text:p text:style-name="Standard">实验验证：制作透明流道样件进行 PIV 测试，测量速度场与涡结构。</text:p>
      <text:h text:style-name="Heading_20_2" text:outline-level="2">七、电气系统设计</text:h>
      <text:p text:style-name="Standard">电池模组：13s10p 21700 高倍率单体，BMS 具备 SOH/SOC 计算、均衡与过流欠压保护，并支持 CAN 通讯。</text:p>
      <text:p text:style-name="Standard">主控板：采用 ARM Cortex-M33 MCU，通过 FOC 控制无刷电机，内置三轴 IMU 监测姿态。</text:p>
      <text:p text:style-name="Standard">功率驱动：高效 MOSFET 模块额定 100A，配合水冷板与导热硅脂。</text:p>
      <text:p text:style-name="Standard">储能接口：磁吸式快插电池仓，具备防呆与舱门锁控设计。</text:p>
      <text:p text:style-name="Standard">人机界面：握把式五档按钮，LED 指示剩余电量与故障码，支持蓝牙低功耗与手机 App 联动。</text:p>
      <text:p text:style-name="Standard">安全逻辑：腕绳磁扣断开即紧急停机，电池舱盖打开时禁止启机。</text:p>
      <text:h text:style-name="Heading_20_2" text:outline-level="2">八、制造工艺与装配</text:h>
      <text:p text:style-name="Standard">注塑：外壳使用双腔注塑模具，表面砂纹处理；螺旋桨单腔模具并进行动平衡校正。</text:p>
      <text:p text:style-name="Standard">金属件：铝合金件 CNC 加工与精铸结合，316L 管件激光切割并数控折弯。</text:p>
      <text:p text:style-name="Standard">密封与粘接：结构胶 Loctite 9466 粘接壳体，O 形圈涂氟化硅脂，整机进行 0.5bar 气密性检测。</text:p>
      <text:p text:style-name="Standard">装配流程：电机及传动预装→电池舱与主壳体装配→电控布线→防水测试→整机功能测试。</text:p>
      <text:p text:style-name="Standard">工装：气密检测夹具、螺旋桨动平衡机、扭矩管理电动螺丝刀。</text:p>
      <text:p text:style-name="Standard">质量控制：关键螺栓扭矩记录，电机与螺旋桨间隙检查，电池模组内阻测试。</text:p>
      <text:h text:style-name="Heading_20_2" text:outline-level="2">九、性能测试与验证</text:h>
      <text:p text:style-name="Standard">功能测试：各档位推力静水池测试，绘制功率效率曲线并记录水速雷达数据。</text:p>
      <text:p text:style-name="Standard">环境测试：执行 IP69K 喷淋与 2m 水下浸泡测试，盐雾 48h，温度循环 0–45℃。</text:p>
      <text:p text:style-name="Standard">振动与冲击：依据 IEC 60068-2-6/27 标准，涵盖运输与使用状态模拟。</text:p>
      <text:p text:style-name="Standard">续航验证：在 25℃ 静水池模拟典型负载，记录连续运行时间与温升曲线。</text:p>
      <text:p text:style-name="Standard">噪声测试：在半消声水槽测量声压级，并比较不同材质版本差异。</text:p>
      <text:p text:style-name="Standard">用户试用：邀请儿童、成人与教练三类用户反馈舒适度与安全性。</text:p>
      <text:h text:style-name="Heading_20_2" text:outline-level="2">十、可靠性与安全性设计</text:h>
      <text:p text:style-name="Standard">电气安全：具备欠压锁定（SOC&lt;10% 降档停机）、过流与短路保护。</text:p>
      <text:p text:style-name="Standard">机械安全：防缠绕格栅间距 8mm，采用耐冲击 PC 材料；螺旋桨惯量匹配软启动策略。</text:p>
      <text:p text:style-name="Standard">热管理：水冷壳体结合相变材料包覆电池，MCU 实时监测温度并在 70℃ 降档。</text:p>
      <text:p text:style-name="Standard">人机安全：浮力模块确保失电漂浮，腕绳开关与儿童模式限制档位速度。</text:p>
      <text:p text:style-name="Standard">可靠性指标：MTBF ≥2000h，B10 寿命 1000h，关键部件（电机、MOSFET、密封件）通过寿命测试。</text:p>
      <text:h text:style-name="Heading_20_2" text:outline-level="2"><text:soft-page-break/>十一、成本估算与可制造性分析</text:h>
      <text:p text:style-name="Standard">原型成本：动力与电池 5500 元，结构件 3800 元，电控 2200 元，工艺人工 1200 元，测试认证 1300 元。</text:p>
      <text:p text:style-name="Standard">量产优化：外壳模具摊销后成本降至 1500 元，电机与控制器年度协议降 15%，电池模组规模化降至 3400 元。</text:p>
      <text:p text:style-name="Standard">装配效率：目标 35 分钟/台，两人一线作业，引入半自动打胶与智能拧紧。</text:p>
      <text:p text:style-name="Standard">供应链：关键供应商评估完成，核心物料国产替代率达 70%，高风险物料建立双供策略。</text:p>
      <text:h text:style-name="Heading_20_2" text:outline-level="2">十二、未来优化方向</text:h>
      <text:p text:style-name="Standard">结构轻量化：探索碳纤维复合材料与气动内部骨架。</text:p>
      <text:p text:style-name="Standard">智能控制：开发水流适应算法自动调节推力，并在 App 中扩展组合档位与自检。</text:p>
      <text:p text:style-name="Standard">噪声控制：优化导流罩消声设计，引入腔体吸音材料。</text:p>
      <text:p text:style-name="Standard">模块化版本：推出儿童版（低功率、内置浮具）、长续航版（大容量电池）、租赁版（防盗与后台管理）。</text:p>
      <text:p text:style-name="Standard">可持续：建立电池回收方案，提升材料绿色认证与包装可循环性。</text:p>
      <text:h text:style-name="Heading_20_2" text:outline-level="2">十三、附录</text:h>
      <text:p text:style-name="Standard">脚本与工具：FreeCAD 翼型生成 Python 宏、CFD 模型参数（网格密度、湍流模型）。</text:p>
      <text:p text:style-name="Standard">测试记录模板：推力测试、密封测试、电池健康度记录表。</text:p>
      <text:p text:style-name="Standard">术语说明：FOC、BMS、IP 等核心缩写及中文释义。</text:p>
      <text:p text:style-name="Standard">参考标准：IEC 60529、ISO 20653、ISO 12215、GB/T 4208。</text:p>
    </office:text>
  </office:body>
</office:document-conten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keep-with-next="always"/>
      <style:text-properties style:font-name="Liberation Sans" style:font-name-asian="Noto Sans CJK SC" style:font-name-complex="Arial Unicode MS"/>
    </style:style>
    <style:style style:name="P2" style:family="paragraph" style:parent-style-name="Text_20_body">
      <style:text-properties style:font-name="Liberation Sans" style:font-name-asian="Noto Sans CJK SC" style:font-name-complex="Arial Unicode MS"/>
    </style:style>
    <style:style style:name="P3" style:family="paragraph" style:parent-style-name="Standard">
      <style:text-properties officeooo:paragraph-rsid="000a65b8"/>
    </style:style>
    <style:style style:name="T1" style:family="text">
      <style:text-properties officeooo:rsid="000a65b8"/>
    </style:style>
    <style:style style:name="T2" style:family="text">
      <style:text-properties fo:font-family="'Liberation Serif'" style:font-family-generic="roman" officeooo:rsid="000a65b8" style:font-family-asian="'Liberation Serif'" style:font-family-generic-asian="roman" style:font-family-complex="'Liberation Serif'" style:font-family-generic-complex="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锂电版冲浪器产品开发文档 V1.0</text:h>
      <text:p text:style-name="Standard">编制日期：2025-10-09</text:p>
      <text:p text:style-name="Standard">项目负责人：张宏</text:p>
      <text:h text:style-name="Heading_20_2" text:outline-level="2" text:is-list-header="true">一、项目概述</text:h>
      <text:p text:style-name="Standard">产品目标：定位为泳池环境内的轻量电动冲浪助推装置，支持五档推进，拆装便携，满足家庭与泳池俱乐部租赁需求。</text:p>
      <text:p text:style-name="Standard">核心卖点：锂电模块可快拆快换，流道与螺旋桨提供稳定推力输出，安全设计覆盖儿童与成人使用。</text:p>
      <text:p text:style-name="Standard">关键里程碑：概念设计（T0+1 个月）、样机验证（T0+3）、小试生产（T0+6）、量产爬坡（T0+9）。</text:p>
      <text:h text:style-name="Heading_20_2" text:outline-level="2">二、产品定位与使用场景</text:h>
      <text:p text:style-name="Standard">用户画像：家庭泳池娱乐、出租屋或度假村配套、青少年水上训练、康复辅助。</text:p>
      <text:p text:style-name="Standard">使用情境：1）1.2–1.5m 深私人泳池自由游玩；2）儿童借助浮具体验冲浪助推；3）私教训练中提供辅助推力；4）户外水域（湖泊缓流区）进行水上漫游。</text:p>
      <text:p text:style-name="Standard">竞争对标：相比水下推进器强调高流量与安全格栅，相比充气板电动附件强调快换电池与结构刚性。</text:p>
      <text:h text:style-name="Heading_20_2" text:outline-level="2">三、总体设计方案</text:h>
      <text:p text:style-name="Standard">系统构成：推进系统（螺旋桨与导流罩）、动力系统（无刷直流电机与行星减速）、电池与管理系统（48V 锂电模组与 BMS）、电控系统（MCU、功率驱动与档位控制）、结构外壳系统（载荷骨架、密封件与浮力模块）、人机交互系统（握把、档位按键与状态指示）。</text:p>
      <text:p text:style-name="Standard">设计原则：模块化、IP69 防护、水中稳定性、维护便利性。</text:p>
      <text:h text:style-name="Heading_20_2" text:outline-level="2">四、主要技术参数</text:h>
      <text:p text:style-name="Standard">尺寸重量：整机 780×320×180mm，干重 ≤14kg，最大浮力 18kgf。</text:p>
      <text:p text:style-name="Standard">动力性能：叶轮直径 146mm，五档转速 1200/1400/1600/1800/1900rpm，对应推力 120/170/210/240/260N，最大流量 ≥230m³/h。</text:p>
      <text:p text:style-name="Standard">电池参数：48V/25Ah（1.2kWh），倍率 2C，续航 60–90 分钟，快充时间 2.5 小时。</text:p>
      <text:p text:style-name="Standard">噪声与振动：水下噪声 ≤60dB@1m，振动位移 ≤0.8mm。</text:p>
      <text:p text:style-name="Standard">防护等级：主机 IP69K，控制按键 IP68，工作温度 0–45℃。</text:p>
      <text:h text:style-name="Heading_20_2" text:outline-level="2">五、结构与材料设计</text:h>
      <text:p text:style-name="Standard">外壳：ASA 注塑加强筋设计，双层结构，中空嵌入发泡 EVA 浮力块。</text:p>
      <text:p text:style-name="Standard">螺旋桨：玻纤增强 PPO 一体注塑，后加工动平衡。</text:p>
      <text:p text:style-name="Standard">电机座与传动轴：6061-T6 铝合金 CNC 加工并阳极硬化处理。</text:p>
      <text:p text:style-name="Standard">金属件：承力支架与紧固件采用 316L，不锈钢螺纹表面镀 PTFE 防卡。</text:p>
      <text:p text:style-name="Standard">密封：主舱使用 NBR O 形圈，轴端双机械密封加润滑脂腔，显示窗使用 PC 材料并做 UV 涂层。</text:p>
      <text:p text:style-name="Standard">防腐：外壳喷漆加抗 UV 清漆，金属裸露面喷聚脲或粉末涂层。</text:p>
      <text:h text:style-name="Heading_20_2" text:outline-level="2">六、流体力学设计</text:h>
      <text:p text:style-name="Standard">导流罩：仿生鱼尾外形，入口 S 形收缩降低分离，出口 5° 扩压以提升效率。</text:p>
      <text:p text:style-name="Standard">螺旋桨：三叶后掠设计，采用 NACA63 系列翼型，经 CFD（k-ω SST）优化三档工况。</text:p>
      <text:p text:style-name="Standard">仿真验证：在 ANSYS Fluent 中模拟，流量曲线与推力误差小于 5%，并验证气蚀余量。</text:p>
      <text:p text:style-name="Standard">实验验证：制作透明流道样件进行 PIV 测试，测量速度场与涡结构。</text:p>
      <text:h text:style-name="Heading_20_2" text:outline-level="2">七、电气系统设计</text:h>
      <text:p text:style-name="Standard">电池模组：13s10p 21700 高倍率单体，BMS 具备 SOH/SOC 计算、均衡与过流欠压保护，并支持 CAN 通讯。</text:p>
      <text:p text:style-name="Standard">主控板：采用 ARM Cortex-M33 MCU，通过 FOC 控制无刷电机，内置三轴 IMU 监测姿态。</text:p>
      <text:p text:style-name="Standard">功率驱动：高效 MOSFET 模块额定 100A，配合水冷板与导热硅脂。</text:p>
      <text:p text:style-name="Standard">储能接口：磁吸式快插电池仓，具备防呆与舱门锁控设计。</text:p>
      <text:p text:style-name="Standard">人机界面：握把式五档按钮，LED 指示剩余电量与故障码，支持蓝牙低功耗与手机 App 联动。</text:p>
      <text:p text:style-name="Standard">安全逻辑：腕绳磁扣断开即紧急停机，电池舱盖打开时禁止启机。</text:p>
      <text:h text:style-name="Heading_20_2" text:outline-level="2">八、制造工艺与装配</text:h>
      <text:p text:style-name="Standard">注塑：外壳使用双腔注塑模具，表面砂纹处理；螺旋桨单腔模具并进行动平衡校正。</text:p>
      <text:p text:style-name="Standard">金属件：铝合金件 CNC 加工与精铸结合，316L 管件激光切割并数控折弯。</text:p>
      <text:p text:style-name="Standard">密封与粘接：结构胶 Loctite 9466 粘接壳体，O 形圈涂氟化硅脂，整机进行 0.5bar 气密性检测。</text:p>
      <text:p text:style-name="Standard">装配流程：电机及传动预装→电池舱与主壳体装配→电控布线→防水测试→整机功能测试。</text:p>
      <text:p text:style-name="Standard">工装：气密检测夹具、螺旋桨动平衡机、扭矩管理电动螺丝刀。</text:p>
      <text:p text:style-name="Standard">质量控制：关键螺栓扭矩记录，电机与螺旋桨间隙检查，电池模组内阻测试。</text:p>
      <text:h text:style-name="Heading_20_2" text:outline-level="2">九、性能测试与验证</text:h>
      <text:p text:style-name="Standard">功能测试：各档位推力静水池测试，绘制功率效率曲线并记录水速雷达数据。</text:p>
      <text:p text:style-name="Standard">环境测试：执行 IP69K 喷淋与 2m 水下浸泡测试，盐雾 48h，温度循环 0–45℃。</text:p>
      <text:p text:style-name="Standard">振动与冲击：依据 IEC 60068-2-6/27 标准，涵盖运输与使用状态模拟。</text:p>
      <text:p text:style-name="Standard">续航验证：在 25℃ 静水池模拟典型负载，记录连续运行时间与温升曲线。</text:p>
      <text:p text:style-name="Standard">噪声测试：在半消声水槽测量声压级，并比较不同材质版本差异。</text:p>
      <text:p text:style-name="Standard">用户试用：邀请儿童、成人与教练三类用户反馈舒适度与安全性。</text:p>
      <text:h text:style-name="Heading_20_2" text:outline-level="2">十、可靠性与安全性设计</text:h>
      <text:p text:style-name="Standard">电气安全：具备欠压锁定（SOC&lt;10% 降档停机）、过流与短路保护。</text:p>
      <text:p text:style-name="Standard">机械安全：防缠绕格栅间距 8mm，采用耐冲击 PC 材料；螺旋桨惯量匹配软启动策略。</text:p>
      <text:p text:style-name="Standard">热管理：水冷壳体结合相变材料包覆电池，MCU 实时监测温度并在 70℃ 降档。</text:p>
      <text:p text:style-name="Standard">人机安全：浮力模块确保失电漂浮，腕绳开关与儿童模式限制档位速度。</text:p>
      <text:p text:style-name="Standard">可靠性指标：MTBF ≥2000h，B10 寿命 1000h，关键部件（电机、MOSFET、密封件）通过寿命测试。</text:p>
      <text:h text:style-name="Heading_20_2" text:outline-level="2"><text:soft-page-break/>十一、成本估算与可制造性分析</text:h>
      <text:p text:style-name="Standard">原型成本：动力与电池 5500 元，结构件 3800 元，电控 2200 元，工艺人工 1200 元，测试认证 1300 元。</text:p>
      <text:p text:style-name="Standard">量产优化：外壳模具摊销后成本降至 1500 元，电机与控制器年度协议降 15%，电池模组规模化降至 3400 元。</text:p>
      <text:p text:style-name="Standard">装配效率：目标 35 分钟/台，两人一线作业，引入半自动打胶与智能拧紧。</text:p>
      <text:p text:style-name="Standard">供应链：关键供应商评估完成，核心物料国产替代率达 70%，高风险物料建立双供策略。</text:p>
      <text:h text:style-name="Heading_20_2" text:outline-level="2">十二、未来优化方向</text:h>
      <text:p text:style-name="Standard">结构轻量化：探索碳纤维复合材料与气动内部骨架。</text:p>
      <text:p text:style-name="Standard">智能控制：开发水流适应算法自动调节推力，并在 App 中扩展组合档位与自检。</text:p>
      <text:p text:style-name="Standard">噪声控制：优化导流罩消声设计，引入腔体吸音材料。</text:p>
      <text:p text:style-name="Standard">模块化版本：推出儿童版（低功率、内置浮具）、长续航版（大容量电池）、租赁版（防盗与后台管理）。</text:p>
      <text:p text:style-name="Standard">可持续：建立电池回收方案，提升材料绿色认证与包装可循环性。</text:p>
      <text:h text:style-name="Heading_20_2" text:outline-level="2">十三、附录</text:h>
      <text:p text:style-name="Standard">脚本与工具：FreeCAD 翼型生成 Python 宏、CFD 模型参数（网格密度、湍流模型）。</text:p>
      <text:p text:style-name="Standard">测试记录模板：推力测试、密封测试、电池健康度记录表。</text:p>
      <text:p text:style-name="Standard">术语说明：FOC、BMS、IP 等核心缩写及中文释义。</text:p>
      <text:p text:style-name="Standard">参考标准：IEC 60529、ISO 20653、ISO 12215、GB/T 4208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family-asian="华文宋体" style:font-family-generic-asian="system" style:font-pitch-asian="variabl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09T19:18:49.208798000</dc:date>
    <meta:editing-duration>PT14M56S</meta:editing-duration>
    <meta:editing-cycles>1</meta:editing-cycles>
    <meta:document-statistic meta:table-count="0" meta:image-count="0" meta:object-count="0" meta:page-count="2" meta:paragraph-count="31" meta:word-count="530" meta:character-count="634" meta:non-whitespace-character-count="633"/>
  </office:meta>
</office:document-meta>
</file>